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low_p31_debug" table:style-name="ta1">
        <table:shapes>
          <draw:frame draw:z-index="0" draw:style-name="gr1" draw:text-style-name="P1" svg:width="15.999cm" svg:height="8.999cm" svg:x="31.018cm" svg:y="11.123cm">
            <draw:object draw:notify-on-update-of-ranges="slow_p31_debug.F28:slow_p31_debug.F28 slow_p31_debug.G28:slow_p31_debug.G28 slow_p31_debug.F29:slow_p31_debug.F29 slow_p31_debug.G29:slow_p31_debug.G29 slow_p31_debug.F30:slow_p31_debug.F30 slow_p31_debug.G30:slow_p31_debug.G30 slow_p31_debug.F31:slow_p31_debug.F31 slow_p31_debug.G31:slow_p31_debug.G31 slow_p31_debug.F32:slow_p31_debug.F32 slow_p31_debug.G32:slow_p31_debug.G32 slow_p31_debug.F33:slow_p31_debug.F33 slow_p31_debug.G33:slow_p31_debug.G33 slow_p31_debug.F34:slow_p31_debug.F34 slow_p31_debug.G34:slow_p31_debug.G34 slow_p31_debug.F35:slow_p31_debug.F35 slow_p31_debug.G35:slow_p31_debug.G35 slow_p31_debug.F36:slow_p31_debug.F36 slow_p31_debug.G36:slow_p31_debug.G36 slow_p31_debug.F37:slow_p31_debug.F37 slow_p31_debug.G37:slow_p31_debug.G37 slow_p31_debug.F38:slow_p31_debug.F38 slow_p31_debug.G38:slow_p31_debug.G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icks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_Full_Frame <text:s text:c="8"/></text:p>
          </table:table-cell>
          <table:table-cell office:value-type="float" office:value="76" calcext:value-type="float">
            <text:p>76</text:p>
          </table:table-cell>
          <table:table-cell office:value-type="float" office:value="69900000000" calcext:value-type="float">
            <text:p>69900000000</text:p>
          </table:table-cell>
          <table:table-cell table:style-name="ce1" table:formula="of:=[.C2]/[.$B$15]/[.$B$2]*1000" office:value-type="float" office:value="1378.91580525527" calcext:value-type="float">
            <text:p>1378.92</text:p>
          </table:table-cell>
          <table:table-cell table:formula="of:=SUM([.D4:.D5])+SUM([.D11:.D12])" office:value-type="float" office:value="1079.46026986507" calcext:value-type="float">
            <text:p>1079.4602698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DenseOdometry <text:s text:c="5"/></text:p>
          </table:table-cell>
          <table:table-cell office:value-type="float" office:value="76" calcext:value-type="float">
            <text:p>76</text:p>
          </table:table-cell>
          <table:table-cell office:value-type="float" office:value="48100000000" calcext:value-type="float">
            <text:p>48100000000</text:p>
          </table:table-cell>
          <table:table-cell table:style-name="ce1" table:formula="of:=[.C3]/[.$B$15]/[.$B$2]*1000" office:value-type="float" office:value="948.867671427444" calcext:value-type="float">
            <text:p>948.87</text:p>
          </table:table-cell>
          <table:table-cell table:formula="of:=SUM([.D4:.D5])+SUM([.D11])" office:value-type="float" office:value="947.684052710487" calcext:value-type="float">
            <text:p>947.6840527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1 buildPyramids <text:s text:c="2"/></text:p>
          </table:table-cell>
          <table:table-cell office:value-type="float" office:value="76" calcext:value-type="float">
            <text:p>76</text:p>
          </table:table-cell>
          <table:table-cell office:value-type="float" office:value="2240000000" calcext:value-type="float">
            <text:p>2240000000</text:p>
          </table:table-cell>
          <table:table-cell table:style-name="ce1" table:formula="of:=[.C4]/[.$B$15]/[.$B$2]*1000" office:value-type="float" office:value="44.1884320997396" calcext:value-type="float">
            <text:p>44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__2 warpTotal <text:s text:c="6"/></text:p>
          </table:table-cell>
          <table:table-cell office:value-type="float" office:value="810" calcext:value-type="float">
            <text:p>810</text:p>
          </table:table-cell>
          <table:table-cell office:value-type="float" office:value="41200000000" calcext:value-type="float">
            <text:p>41200000000</text:p>
          </table:table-cell>
          <table:table-cell table:style-name="ce1" table:formula="of:=[.C5]/[.$B$15]/[.$B$2]*1000" office:value-type="float" office:value="812.751518977353" calcext:value-type="float">
            <text:p>812.75</text:p>
          </table:table-cell>
          <table:table-cell table:formula="of:=SUM([.D6:.D10])" office:value-type="float" office:value="602.519135169258" calcext:value-type="float">
            <text:p>602.5191351693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1__2__1 calcRotation </text:p>
          </table:table-cell>
          <table:table-cell office:value-type="float" office:value="810" calcext:value-type="float">
            <text:p>810</text:p>
          </table:table-cell>
          <table:table-cell office:value-type="float" office:value="1200000" calcext:value-type="float">
            <text:p>1200000</text:p>
          </table:table-cell>
          <table:table-cell table:style-name="ce1" table:formula="of:=[.C6]/[.$B$15]/[.$B$2]*1000" office:value-type="float" office:value="0.0236723743391462" calcext:value-type="float">
            <text:p>0.02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1__2__2 initJacobian </text:p>
          </table:table-cell>
          <table:table-cell office:value-type="float" office:value="810" calcext:value-type="float">
            <text:p>810</text:p>
          </table:table-cell>
          <table:table-cell office:value-type="float" office:value="11700000" calcext:value-type="float">
            <text:p>11700000</text:p>
          </table:table-cell>
          <table:table-cell table:style-name="ce1" table:formula="of:=[.C7]/[.$B$15]/[.$B$2]*1000" office:value-type="float" office:value="0.230805649806676" calcext:value-type="float">
            <text:p>0.23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1__2__3 warping <text:s text:c="5"/></text:p>
          </table:table-cell>
          <table:table-cell office:value-type="float" office:value="5253168" calcext:value-type="float">
            <text:p>5253168</text:p>
          </table:table-cell>
          <table:table-cell office:value-type="float" office:value="2880000000" calcext:value-type="float">
            <text:p>2880000000</text:p>
          </table:table-cell>
          <table:table-cell table:style-name="ce1" table:formula="of:=[.C8]/[.$B$15]/[.$B$2]*1000" office:value-type="float" office:value="56.8136984139509" calcext:value-type="float">
            <text:p>56.81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1__2__4 sampling <text:s text:c="4"/></text:p>
          </table:table-cell>
          <table:table-cell office:value-type="float" office:value="5252237" calcext:value-type="float">
            <text:p>5252237</text:p>
          </table:table-cell>
          <table:table-cell office:value-type="float" office:value="1250000000" calcext:value-type="float">
            <text:p>1250000000</text:p>
          </table:table-cell>
          <table:table-cell table:style-name="ce1" table:formula="of:=[.C9]/[.$B$15]/[.$B$2]*1000" office:value-type="float" office:value="24.658723269944" calcext:value-type="float">
            <text:p>24.66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1__2__5 warpJacobians</text:p>
          </table:table-cell>
          <table:table-cell office:value-type="float" office:value="5137072" calcext:value-type="float">
            <text:p>5137072</text:p>
          </table:table-cell>
          <table:table-cell office:value-type="float" office:value="26400000000" calcext:value-type="float">
            <text:p>26400000000</text:p>
          </table:table-cell>
          <table:table-cell table:style-name="ce1" table:formula="of:=[.C10]/[.$B$15]/[.$B$2]*1000" office:value-type="float" office:value="520.792235461217" calcext:value-type="float">
            <text:p>520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__3 GaussNewton <text:s text:c="4"/></text:p>
          </table:table-cell>
          <table:table-cell office:value-type="float" office:value="810" calcext:value-type="float">
            <text:p>810</text:p>
          </table:table-cell>
          <table:table-cell office:value-type="float" office:value="4600000000" calcext:value-type="float">
            <text:p>4600000000</text:p>
          </table:table-cell>
          <table:table-cell table:style-name="ce1" table:formula="of:=[.C11]/[.$B$15]/[.$B$2]*1000" office:value-type="float" office:value="90.7441016333938" calcext:value-type="float">
            <text:p>90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_TCP <text:s text:c="15"/></text:p>
          </table:table-cell>
          <table:table-cell office:value-type="float" office:value="552" calcext:value-type="float">
            <text:p>552</text:p>
          </table:table-cell>
          <table:table-cell office:value-type="float" office:value="6680000000" calcext:value-type="float">
            <text:p>6680000000</text:p>
          </table:table-cell>
          <table:table-cell table:style-name="ce1" table:formula="of:=[.C12]/[.$B$15]/[.$B$2]*1000" office:value-type="float" office:value="131.776217154581" calcext:value-type="float">
            <text:p>131.7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667000000" calcext:value-type="float">
            <text:p>66700000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6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ubsteps (ms)</text:p>
          </table:table-cell>
          <table:table-cell office:value-type="string" calcext:value-type="string">
            <text:p>substep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rame overhead</text:p>
          </table:table-cell>
          <table:table-cell table:formula="of:=[.H29]/[.$B$15]/[.$B$2]*1000" office:value-type="float" office:value="299.4555353902" calcext:value-type="float">
            <text:p>299.4555353902</text:p>
          </table:table-cell>
          <table:table-cell table:formula="of:=[.C2]-SUM([.C4:.C5])-SUM([.C11:.C12])" office:value-type="float" office:value="15180000000" calcext:value-type="float">
            <text:p>1518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1 buildPyramids <text:s text:c="2"/></text:p>
          </table:table-cell>
          <table:table-cell table:formula="of:=[.H30]/[.$B$15]/[.$B$2]*1000" office:value-type="float" office:value="44.1884320997396" calcext:value-type="float">
            <text:p>44.1884320997</text:p>
          </table:table-cell>
          <table:table-cell office:value-type="float" office:value="2240000000" calcext:value-type="float">
            <text:p>224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1 calcRotation </text:p>
          </table:table-cell>
          <table:table-cell table:formula="of:=[.H31]/[.$B$15]/[.$B$2]*1000" office:value-type="float" office:value="0.0236723743391462" calcext:value-type="float">
            <text:p>0.0236723743</text:p>
          </table:table-cell>
          <table:table-cell office:value-type="float" office:value="1200000" calcext:value-type="float">
            <text:p>12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2 initJacobian </text:p>
          </table:table-cell>
          <table:table-cell table:formula="of:=[.H32]/[.$B$15]/[.$B$2]*1000" office:value-type="float" office:value="0.230805649806676" calcext:value-type="float">
            <text:p>0.2308056498</text:p>
          </table:table-cell>
          <table:table-cell office:value-type="float" office:value="11700000" calcext:value-type="float">
            <text:p>117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3 warping <text:s text:c="5"/></text:p>
          </table:table-cell>
          <table:table-cell table:formula="of:=[.H33]/[.$B$15]/[.$B$2]*1000" office:value-type="float" office:value="56.8136984139509" calcext:value-type="float">
            <text:p>56.813698414</text:p>
          </table:table-cell>
          <table:table-cell office:value-type="float" office:value="2880000000" calcext:value-type="float">
            <text:p>288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4 sampling <text:s text:c="4"/></text:p>
          </table:table-cell>
          <table:table-cell table:formula="of:=[.H34]/[.$B$15]/[.$B$2]*1000" office:value-type="float" office:value="24.658723269944" calcext:value-type="float">
            <text:p>24.6587232699</text:p>
          </table:table-cell>
          <table:table-cell office:value-type="float" office:value="1250000000" calcext:value-type="float">
            <text:p>125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5 warpJacobians</text:p>
          </table:table-cell>
          <table:table-cell table:formula="of:=[.H35]/[.$B$15]/[.$B$2]*1000" office:value-type="float" office:value="520.792235461217" calcext:value-type="float">
            <text:p>520.7922354612</text:p>
          </table:table-cell>
          <table:table-cell office:value-type="float" office:value="26400000000" calcext:value-type="float">
            <text:p>2640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0 warp overhead</text:p>
          </table:table-cell>
          <table:table-cell table:formula="of:=[.H36]/[.$B$15]/[.$B$2]*1000" office:value-type="float" office:value="210.232383808096" calcext:value-type="float">
            <text:p>210.2323838081</text:p>
          </table:table-cell>
          <table:table-cell table:formula="of:=[.C5]-SUM([.C6:.C10])" office:value-type="float" office:value="10657100000" calcext:value-type="float">
            <text:p>106571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3 GaussNewton <text:s text:c="4"/></text:p>
          </table:table-cell>
          <table:table-cell table:formula="of:=[.H37]/[.$B$15]/[.$B$2]*1000" office:value-type="float" office:value="90.7441016333938" calcext:value-type="float">
            <text:p>90.7441016334</text:p>
          </table:table-cell>
          <table:table-cell office:value-type="float" office:value="4600000000" calcext:value-type="float">
            <text:p>460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_TCP <text:s text:c="15"/></text:p>
          </table:table-cell>
          <table:table-cell table:formula="of:=[.H38]/[.$B$15]/[.$B$2]*1000" office:value-type="float" office:value="131.776217154581" calcext:value-type="float">
            <text:p>131.7762171546</text:p>
          </table:table-cell>
          <table:table-cell office:value-type="float" office:value="6680000000" calcext:value-type="float">
            <text:p>6680000000</text:p>
          </table:table-cell>
          <table:table-cell/>
        </table:table-row>
      </table:table>
      <table:table table:name="fastest_p32_noimg" table:style-name="ta1">
        <table:shapes>
          <draw:frame draw:z-index="0" draw:style-name="gr1" draw:text-style-name="P1" svg:width="15.999cm" svg:height="8.999cm" svg:x="31.018cm" svg:y="11.123cm">
            <draw:object draw:notify-on-update-of-ranges="fastest_p32_noimg.G28:fastest_p32_noimg.G28 fastest_p32_noimg.F29:fastest_p32_noimg.F29 fastest_p32_noimg.G29:fastest_p32_noimg.G29 fastest_p32_noimg.F30:fastest_p32_noimg.F30 fastest_p32_noimg.G30:fastest_p32_noimg.G30 fastest_p32_noimg.F31:fastest_p32_noimg.F31 fastest_p32_noimg.G31:fastest_p32_noimg.G31 fastest_p32_noimg.F32:fastest_p32_noimg.F32 fastest_p32_noimg.G32:fastest_p32_noimg.G32 fastest_p32_noimg.F33:fastest_p32_noimg.F33 fastest_p32_noimg.G33:fastest_p32_noimg.G33 fastest_p32_noimg.F34:fastest_p32_noimg.F34 fastest_p32_noimg.G34:fastest_p32_noimg.G34 fastest_p32_noimg.F35:fastest_p32_noimg.F35 fastest_p32_noimg.G35:fastest_p32_noimg.G35 fastest_p32_noimg.F36:fastest_p32_noimg.F36 fastest_p32_noimg.G36:fastest_p32_noimg.G36 fastest_p32_noimg.F37:fastest_p32_noimg.F37 fastest_p32_noimg.G37:fastest_p32_noimg.G37 fastest_p32_noimg.F38:fastest_p32_noimg.F38 fastest_p32_noimg.G38:fastest_p32_noimg.G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icks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_Full_Frame <text:s text:c="8"/></text:p>
          </table:table-cell>
          <table:table-cell office:value-type="float" office:value="267" calcext:value-type="float">
            <text:p>267</text:p>
          </table:table-cell>
          <table:table-cell office:value-type="float" office:value="78500000000" calcext:value-type="float">
            <text:p>78500000000</text:p>
          </table:table-cell>
          <table:table-cell table:style-name="ce1" table:formula="of:=[.C2]/[.$B$15]/[.$B$2]*1000" office:value-type="float" office:value="440.790840534789" calcext:value-type="float">
            <text:p>440.79</text:p>
          </table:table-cell>
          <table:table-cell table:formula="of:=SUM([.D4:.D5])+SUM([.D11:.D12])" office:value-type="float" office:value="215.959436012331" calcext:value-type="float">
            <text:p>215.9594360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DenseOdometry <text:s text:c="5"/></text:p>
          </table:table-cell>
          <table:table-cell office:value-type="float" office:value="267" calcext:value-type="float">
            <text:p>267</text:p>
          </table:table-cell>
          <table:table-cell office:value-type="float" office:value="39500000000" calcext:value-type="float">
            <text:p>39500000000</text:p>
          </table:table-cell>
          <table:table-cell table:style-name="ce1" table:formula="of:=[.C3]/[.$B$15]/[.$B$2]*1000" office:value-type="float" office:value="221.799212753174" calcext:value-type="float">
            <text:p>221.80</text:p>
          </table:table-cell>
          <table:table-cell table:formula="of:=SUM([.D4:.D5])+SUM([.D11])" office:value-type="float" office:value="209.445838878314" calcext:value-type="float">
            <text:p>209.4458388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1 buildPyramids <text:s text:c="2"/></text:p>
          </table:table-cell>
          <table:table-cell office:value-type="float" office:value="267" calcext:value-type="float">
            <text:p>267</text:p>
          </table:table-cell>
          <table:table-cell office:value-type="float" office:value="14700000000" calcext:value-type="float">
            <text:p>14700000000</text:p>
          </table:table-cell>
          <table:table-cell table:style-name="ce1" table:formula="of:=[.C4]/[.$B$15]/[.$B$2]*1000" office:value-type="float" office:value="82.5429981638394" calcext:value-type="float">
            <text:p>82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__2 warpTotal <text:s text:c="6"/></text:p>
          </table:table-cell>
          <table:table-cell office:value-type="float" office:value="1737" calcext:value-type="float">
            <text:p>1737</text:p>
          </table:table-cell>
          <table:table-cell office:value-type="float" office:value="17600000000" calcext:value-type="float">
            <text:p>17600000000</text:p>
          </table:table-cell>
          <table:table-cell table:style-name="ce1" table:formula="of:=[.C5]/[.$B$15]/[.$B$2]*1000" office:value-type="float" office:value="98.8269909988826" calcext:value-type="float">
            <text:p>98.83</text:p>
          </table:table-cell>
          <table:table-cell table:formula="of:=SUM([.D6:.D10])" office:value-type="float" office:value="55.1894839097305" calcext:value-type="float">
            <text:p>55.1894839097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1__2__1 calcRotation </text:p>
          </table:table-cell>
          <table:table-cell office:value-type="float" office:value="1737" calcext:value-type="float">
            <text:p>1737</text:p>
          </table:table-cell>
          <table:table-cell office:value-type="float" office:value="2840000" calcext:value-type="float">
            <text:p>2840000</text:p>
          </table:table-cell>
          <table:table-cell table:style-name="ce1" table:formula="of:=[.C6]/[.$B$15]/[.$B$2]*1000" office:value-type="float" office:value="0.0159470826384561" calcext:value-type="float">
            <text:p>0.02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1__2__2 initJacobian </text:p>
          </table:table-cell>
          <table:table-cell office:value-type="float" office:value="1737" calcext:value-type="float">
            <text:p>1737</text:p>
          </table:table-cell>
          <table:table-cell office:value-type="float" office:value="10800000" calcext:value-type="float">
            <text:p>10800000</text:p>
          </table:table-cell>
          <table:table-cell table:style-name="ce1" table:formula="of:=[.C7]/[.$B$15]/[.$B$2]*1000" office:value-type="float" office:value="0.060643835385678" calcext:value-type="float">
            <text:p>0.06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1__2__3 warping <text:s text:c="5"/></text:p>
          </table:table-cell>
          <table:table-cell office:value-type="float" office:value="3624147" calcext:value-type="float">
            <text:p>3624147</text:p>
          </table:table-cell>
          <table:table-cell office:value-type="float" office:value="3980000000" calcext:value-type="float">
            <text:p>3980000000</text:p>
          </table:table-cell>
          <table:table-cell table:style-name="ce1" table:formula="of:=[.C8]/[.$B$15]/[.$B$2]*1000" office:value-type="float" office:value="22.3483763736109" calcext:value-type="float">
            <text:p>22.35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1__2__4 sampling <text:s text:c="4"/></text:p>
          </table:table-cell>
          <table:table-cell office:value-type="float" office:value="3619058" calcext:value-type="float">
            <text:p>3619058</text:p>
          </table:table-cell>
          <table:table-cell office:value-type="float" office:value="405000000" calcext:value-type="float">
            <text:p>405000000</text:p>
          </table:table-cell>
          <table:table-cell table:style-name="ce1" table:formula="of:=[.C9]/[.$B$15]/[.$B$2]*1000" office:value-type="float" office:value="2.27414382696292" calcext:value-type="float">
            <text:p>2.27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1__2__5 warpJacobians</text:p>
          </table:table-cell>
          <table:table-cell office:value-type="float" office:value="3494287" calcext:value-type="float">
            <text:p>3494287</text:p>
          </table:table-cell>
          <table:table-cell office:value-type="float" office:value="5430000000" calcext:value-type="float">
            <text:p>5430000000</text:p>
          </table:table-cell>
          <table:table-cell table:style-name="ce1" table:formula="of:=[.C10]/[.$B$15]/[.$B$2]*1000" office:value-type="float" office:value="30.4903727911325" calcext:value-type="float">
            <text:p>30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__3 GaussNewton <text:s text:c="4"/></text:p>
          </table:table-cell>
          <table:table-cell office:value-type="float" office:value="1737" calcext:value-type="float">
            <text:p>1737</text:p>
          </table:table-cell>
          <table:table-cell office:value-type="float" office:value="5000000000" calcext:value-type="float">
            <text:p>5000000000</text:p>
          </table:table-cell>
          <table:table-cell table:style-name="ce1" table:formula="of:=[.C11]/[.$B$15]/[.$B$2]*1000" office:value-type="float" office:value="28.0758497155916" calcext:value-type="float">
            <text:p>2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_TCP <text:s text:c="15"/></text:p>
          </table:table-cell>
          <table:table-cell office:value-type="float" office:value="267" calcext:value-type="float">
            <text:p>267</text:p>
          </table:table-cell>
          <table:table-cell office:value-type="float" office:value="1160000000" calcext:value-type="float">
            <text:p>1160000000</text:p>
          </table:table-cell>
          <table:table-cell table:style-name="ce1" table:formula="of:=[.C12]/[.$B$15]/[.$B$2]*1000" office:value-type="float" office:value="6.51359713401726" calcext:value-type="float">
            <text:p>6.5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667000000" calcext:value-type="float">
            <text:p>66700000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7">
          <table:table-cell table:number-columns-repeated="6"/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ubsteps (ms)</text:p>
          </table:table-cell>
          <table:table-cell office:value-type="string" calcext:value-type="string">
            <text:p>substep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frame overhead</text:p>
          </table:table-cell>
          <table:table-cell table:formula="of:=[.H29]/[.$B$15]/[.$B$2]*1000" office:value-type="float" office:value="224.831404522458" calcext:value-type="float">
            <text:p>224.8314045225</text:p>
          </table:table-cell>
          <table:table-cell table:formula="of:=[.C2]-SUM([.C4:.C5])-SUM([.C11:.C12])" office:value-type="float" office:value="40040000000" calcext:value-type="float">
            <text:p>4004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1 buildPyramids <text:s text:c="2"/></text:p>
          </table:table-cell>
          <table:table-cell table:formula="of:=[.H30]/[.$B$15]/[.$B$2]*1000" office:value-type="float" office:value="82.5429981638394" calcext:value-type="float">
            <text:p>82.5429981638</text:p>
          </table:table-cell>
          <table:table-cell table:formula="of:=[.C4]" office:value-type="float" office:value="14700000000" calcext:value-type="float">
            <text:p>1470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1 calcRotation </text:p>
          </table:table-cell>
          <table:table-cell table:formula="of:=[.H31]/[.$B$15]/[.$B$2]*1000" office:value-type="float" office:value="0.0159470826384561" calcext:value-type="float">
            <text:p>0.0159470826</text:p>
          </table:table-cell>
          <table:table-cell table:formula="of:=[.C6]" office:value-type="float" office:value="2840000" calcext:value-type="float">
            <text:p>284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2 initJacobian </text:p>
          </table:table-cell>
          <table:table-cell table:formula="of:=[.H32]/[.$B$15]/[.$B$2]*1000" office:value-type="float" office:value="0.060643835385678" calcext:value-type="float">
            <text:p>0.0606438354</text:p>
          </table:table-cell>
          <table:table-cell table:formula="of:=[.C7]" office:value-type="float" office:value="10800000" calcext:value-type="float">
            <text:p>108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3 warping <text:s text:c="5"/></text:p>
          </table:table-cell>
          <table:table-cell table:formula="of:=[.H33]/[.$B$15]/[.$B$2]*1000" office:value-type="float" office:value="22.3483763736109" calcext:value-type="float">
            <text:p>22.3483763736</text:p>
          </table:table-cell>
          <table:table-cell table:formula="of:=[.C8]" office:value-type="float" office:value="3980000000" calcext:value-type="float">
            <text:p>398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4 sampling <text:s text:c="4"/></text:p>
          </table:table-cell>
          <table:table-cell table:formula="of:=[.H34]/[.$B$15]/[.$B$2]*1000" office:value-type="float" office:value="2.27414382696292" calcext:value-type="float">
            <text:p>2.274143827</text:p>
          </table:table-cell>
          <table:table-cell table:formula="of:=[.C9]" office:value-type="float" office:value="405000000" calcext:value-type="float">
            <text:p>405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5 warpJacobians</text:p>
          </table:table-cell>
          <table:table-cell table:formula="of:=[.H35]/[.$B$15]/[.$B$2]*1000" office:value-type="float" office:value="30.4903727911325" calcext:value-type="float">
            <text:p>30.4903727911</text:p>
          </table:table-cell>
          <table:table-cell table:formula="of:=[.C10]" office:value-type="float" office:value="5430000000" calcext:value-type="float">
            <text:p>543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2__0 warp overhead</text:p>
          </table:table-cell>
          <table:table-cell table:formula="of:=[.H36]/[.$B$15]/[.$B$2]*1000" office:value-type="float" office:value="43.6375070891521" calcext:value-type="float">
            <text:p>43.6375070892</text:p>
          </table:table-cell>
          <table:table-cell table:formula="of:=[.C5]-SUM([.C6:.C10])" office:value-type="float" office:value="7771360000" calcext:value-type="float">
            <text:p>777136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__3 GaussNewton <text:s text:c="4"/></text:p>
          </table:table-cell>
          <table:table-cell table:formula="of:=[.H37]/[.$B$15]/[.$B$2]*1000" office:value-type="float" office:value="28.0758497155916" calcext:value-type="float">
            <text:p>28.0758497156</text:p>
          </table:table-cell>
          <table:table-cell table:formula="of:=[.C11]" office:value-type="float" office:value="5000000000" calcext:value-type="float">
            <text:p>50000000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_TCP <text:s text:c="15"/></text:p>
          </table:table-cell>
          <table:table-cell table:formula="of:=[.H38]/[.$B$15]/[.$B$2]*1000" office:value-type="float" office:value="6.51359713401726" calcext:value-type="float">
            <text:p>6.513597134</text:p>
          </table:table-cell>
          <table:table-cell table:formula="of:=[.C12]" office:value-type="float" office:value="1160000000" calcext:value-type="float">
            <text:p>1160000000</text:p>
          </table:table-cell>
          <table:table-cell/>
        </table:table-row>
      </table:table>
      <table:table table:name="fastest_p32_denser" table:style-name="ta1">
        <table:shapes>
          <draw:frame draw:z-index="0" draw:style-name="gr1" draw:text-style-name="P1" svg:width="15.999cm" svg:height="8.999cm" svg:x="31.018cm" svg:y="11.123cm">
            <draw:object draw:notify-on-update-of-ranges="fastest_p32_denser.G28:fastest_p32_denser.G28 fastest_p32_denser.F29:fastest_p32_denser.F29 fastest_p32_denser.G29:fastest_p32_denser.G29 fastest_p32_denser.F30:fastest_p32_denser.F30 fastest_p32_denser.G30:fastest_p32_denser.G30 fastest_p32_denser.F31:fastest_p32_denser.F31 fastest_p32_denser.G31:fastest_p32_denser.G31 fastest_p32_denser.F32:fastest_p32_denser.F32 fastest_p32_denser.G32:fastest_p32_denser.G32 fastest_p32_denser.F33:fastest_p32_denser.F33 fastest_p32_denser.G33:fastest_p32_denser.G33 fastest_p32_denser.F34:fastest_p32_denser.F34 fastest_p32_denser.G34:fastest_p32_denser.G34 fastest_p32_denser.F35:fastest_p32_denser.F35 fastest_p32_denser.G35:fastest_p32_denser.G35 fastest_p32_denser.F36:fastest_p32_denser.F36 fastest_p32_denser.G36:fastest_p32_denser.G36 fastest_p32_denser.F37:fastest_p32_denser.F37 fastest_p32_denser.G37:fastest_p32_denser.G37 fastest_p32_denser.F38:fastest_p32_denser.F38 fastest_p32_denser.G38:fastest_p32_denser.G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ticks</text:p>
          </table:table-cell>
          <table:table-cell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Full_Frame <text:s text:c="8"/></text:p>
          </table:table-cell>
          <table:table-cell office:value-type="float" office:value="443" calcext:value-type="float">
            <text:p>443</text:p>
          </table:table-cell>
          <table:table-cell office:value-type="float" office:value="60800000000" calcext:value-type="float">
            <text:p>60800000000</text:p>
          </table:table-cell>
          <table:table-cell table:style-name="ce1" table:formula="of:=[.C2]/[.$B$15]/[.$B$2]*1000" office:value-type="float" office:value="205.766191396401" calcext:value-type="float">
            <text:p>205.77</text:p>
          </table:table-cell>
          <table:table-cell table:formula="of:=SUM([.D4:.D5])+SUM([.D11:.D12])" office:value-type="float" office:value="106.808898034053" calcext:value-type="float">
            <text:p>106.8088980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_DenseOdometry <text:s text:c="5"/></text:p>
          </table:table-cell>
          <table:table-cell office:value-type="float" office:value="443" calcext:value-type="float">
            <text:p>443</text:p>
          </table:table-cell>
          <table:table-cell office:value-type="float" office:value="23100000000" calcext:value-type="float">
            <text:p>23100000000</text:p>
          </table:table-cell>
          <table:table-cell table:style-name="ce1" table:formula="of:=[.C3]/[.$B$15]/[.$B$2]*1000" office:value-type="float" office:value="78.1776154811984" calcext:value-type="float">
            <text:p>78.18</text:p>
          </table:table-cell>
          <table:table-cell table:formula="of:=SUM([.D4:.D5])+SUM([.D11])" office:value-type="float" office:value="77.7038117510094" calcext:value-type="float">
            <text:p>77.703811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__1 buildPyramids <text:s text:c="2"/></text:p>
          </table:table-cell>
          <table:table-cell office:value-type="float" office:value="443" calcext:value-type="float">
            <text:p>443</text:p>
          </table:table-cell>
          <table:table-cell office:value-type="float" office:value="7100000000" calcext:value-type="float">
            <text:p>7100000000</text:p>
          </table:table-cell>
          <table:table-cell table:style-name="ce1" table:formula="of:=[.C4]/[.$B$15]/[.$B$2]*1000" office:value-type="float" office:value="24.0286177453034" calcext:value-type="float">
            <text:p>2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2 warpTotal <text:s text:c="6"/></text:p>
          </table:table-cell>
          <table:table-cell office:value-type="float" office:value="3087" calcext:value-type="float">
            <text:p>3087</text:p>
          </table:table-cell>
          <table:table-cell office:value-type="float" office:value="12100000000" calcext:value-type="float">
            <text:p>12100000000</text:p>
          </table:table-cell>
          <table:table-cell table:style-name="ce1" table:formula="of:=[.C5]/[.$B$15]/[.$B$2]*1000" office:value-type="float" office:value="40.9501795377706" calcext:value-type="float">
            <text:p>40.95</text:p>
          </table:table-cell>
          <table:table-cell table:formula="of:=SUM([.D6:.D10])" office:value-type="float" office:value="30.1008186651595" calcext:value-type="float">
            <text:p>30.1008186652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1__2__1 calcRotation </text:p>
          </table:table-cell>
          <table:table-cell office:value-type="float" office:value="3087" calcext:value-type="float">
            <text:p>3087</text:p>
          </table:table-cell>
          <table:table-cell office:value-type="float" office:value="5520000" calcext:value-type="float">
            <text:p>5520000</text:p>
          </table:table-cell>
          <table:table-cell table:style-name="ce1" table:formula="of:=[.C6]/[.$B$15]/[.$B$2]*1000" office:value-type="float" office:value="0.0186814042188838" calcext:value-type="float">
            <text:p>0.0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1__2__2 initJacobian </text:p>
          </table:table-cell>
          <table:table-cell office:value-type="float" office:value="3087" calcext:value-type="float">
            <text:p>3087</text:p>
          </table:table-cell>
          <table:table-cell office:value-type="float" office:value="18700000" calcext:value-type="float">
            <text:p>18700000</text:p>
          </table:table-cell>
          <table:table-cell table:style-name="ce1" table:formula="of:=[.C7]/[.$B$15]/[.$B$2]*1000" office:value-type="float" office:value="0.0632866411038273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2__3 warping <text:s text:c="5"/></text:p>
          </table:table-cell>
          <table:table-cell office:value-type="float" office:value="11662115" calcext:value-type="float">
            <text:p>11662115</text:p>
          </table:table-cell>
          <table:table-cell office:value-type="float" office:value="1540000000" calcext:value-type="float">
            <text:p>1540000000</text:p>
          </table:table-cell>
          <table:table-cell table:style-name="ce1" table:formula="of:=[.C8]/[.$B$15]/[.$B$2]*1000" office:value-type="float" office:value="5.2118410320799" calcext:value-type="float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2__4 sampling <text:s text:c="4"/></text:p>
          </table:table-cell>
          <table:table-cell office:value-type="float" office:value="11662099" calcext:value-type="float">
            <text:p>11662099</text:p>
          </table:table-cell>
          <table:table-cell office:value-type="float" office:value="1290000000" calcext:value-type="float">
            <text:p>1290000000</text:p>
          </table:table-cell>
          <table:table-cell table:style-name="ce1" table:formula="of:=[.C9]/[.$B$15]/[.$B$2]*1000" office:value-type="float" office:value="4.36576294245654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2__5 warpJacobians</text:p>
          </table:table-cell>
          <table:table-cell office:value-type="float" office:value="11227027" calcext:value-type="float">
            <text:p>11227027</text:p>
          </table:table-cell>
          <table:table-cell office:value-type="float" office:value="6040000000" calcext:value-type="float">
            <text:p>6040000000</text:p>
          </table:table-cell>
          <table:table-cell table:style-name="ce1" table:formula="of:=[.C10]/[.$B$15]/[.$B$2]*1000" office:value-type="float" office:value="20.4412466453004" calcext:value-type="float">
            <text:p>20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3 GaussNewton <text:s text:c="4"/></text:p>
          </table:table-cell>
          <table:table-cell office:value-type="float" office:value="3087" calcext:value-type="float">
            <text:p>3087</text:p>
          </table:table-cell>
          <table:table-cell office:value-type="float" office:value="3760000000" calcext:value-type="float">
            <text:p>3760000000</text:p>
          </table:table-cell>
          <table:table-cell table:style-name="ce1" table:formula="of:=[.C11]/[.$B$15]/[.$B$2]*1000" office:value-type="float" office:value="12.7250144679353" calcext:value-type="float">
            <text:p>12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_TCP <text:s text:c="15"/></text:p>
          </table:table-cell>
          <table:table-cell office:value-type="float" office:value="443" calcext:value-type="float">
            <text:p>443</text:p>
          </table:table-cell>
          <table:table-cell office:value-type="float" office:value="8600000000" calcext:value-type="float">
            <text:p>8600000000</text:p>
          </table:table-cell>
          <table:table-cell table:style-name="ce1" table:formula="of:=[.C12]/[.$B$15]/[.$B$2]*1000" office:value-type="float" office:value="29.1050862830436" calcext:value-type="float">
            <text:p>29.1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667000000" calcext:value-type="float">
            <text:p>667000000</text:p>
          </table:table-cell>
          <table:table-cell table:number-columns-repeated="4"/>
          <table:table-cell table:style-name="ce2"/>
          <table:table-cell/>
        </table:table-row>
        <table:table-row table:style-name="ro1" table:number-rows-repeated="7">
          <table:table-cell table:number-columns-repeated="6"/>
          <table:table-cell table:style-name="ce2"/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ubsteps (ms)</text:p>
          </table:table-cell>
          <table:table-cell office:value-type="string" calcext:value-type="string">
            <text:p>substep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ame overhead</text:p>
          </table:table-cell>
          <table:table-cell table:formula="of:=[.H29]/[.$B$15]/[.$B$2]*1000" office:value-type="float" office:value="98.9572933623482" calcext:value-type="float">
            <text:p>98.9572933623</text:p>
          </table:table-cell>
          <table:table-cell table:formula="of:=[.C2]-SUM([.C4:.C5])-SUM([.C11:.C12])" office:value-type="float" office:value="29240000000" calcext:value-type="float">
            <text:p>2924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1 buildPyramids <text:s text:c="2"/></text:p>
          </table:table-cell>
          <table:table-cell table:formula="of:=[.H30]/[.$B$15]/[.$B$2]*1000" office:value-type="float" office:value="24.0286177453034" calcext:value-type="float">
            <text:p>24.0286177453</text:p>
          </table:table-cell>
          <table:table-cell table:formula="of:=[.C4]" office:value-type="float" office:value="7100000000" calcext:value-type="float">
            <text:p>710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1 calcRotation </text:p>
          </table:table-cell>
          <table:table-cell table:formula="of:=[.H31]/[.$B$15]/[.$B$2]*1000" office:value-type="float" office:value="0.0186814042188838" calcext:value-type="float">
            <text:p>0.0186814042</text:p>
          </table:table-cell>
          <table:table-cell table:formula="of:=[.C6]" office:value-type="float" office:value="5520000" calcext:value-type="float">
            <text:p>552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2 initJacobian </text:p>
          </table:table-cell>
          <table:table-cell table:formula="of:=[.H32]/[.$B$15]/[.$B$2]*1000" office:value-type="float" office:value="0.0632866411038273" calcext:value-type="float">
            <text:p>0.0632866411</text:p>
          </table:table-cell>
          <table:table-cell table:formula="of:=[.C7]" office:value-type="float" office:value="18700000" calcext:value-type="float">
            <text:p>187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3 warping <text:s text:c="5"/></text:p>
          </table:table-cell>
          <table:table-cell table:formula="of:=[.H33]/[.$B$15]/[.$B$2]*1000" office:value-type="float" office:value="5.2118410320799" calcext:value-type="float">
            <text:p>5.2118410321</text:p>
          </table:table-cell>
          <table:table-cell table:formula="of:=[.C8]" office:value-type="float" office:value="1540000000" calcext:value-type="float">
            <text:p>154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4 sampling <text:s text:c="4"/></text:p>
          </table:table-cell>
          <table:table-cell table:formula="of:=[.H34]/[.$B$15]/[.$B$2]*1000" office:value-type="float" office:value="4.36576294245654" calcext:value-type="float">
            <text:p>4.3657629425</text:p>
          </table:table-cell>
          <table:table-cell table:formula="of:=[.C9]" office:value-type="float" office:value="1290000000" calcext:value-type="float">
            <text:p>129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5 warpJacobians</text:p>
          </table:table-cell>
          <table:table-cell table:formula="of:=[.H35]/[.$B$15]/[.$B$2]*1000" office:value-type="float" office:value="20.4412466453004" calcext:value-type="float">
            <text:p>20.4412466453</text:p>
          </table:table-cell>
          <table:table-cell table:formula="of:=[.C10]" office:value-type="float" office:value="6040000000" calcext:value-type="float">
            <text:p>604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2__0 warp overhead</text:p>
          </table:table-cell>
          <table:table-cell table:formula="of:=[.H36]/[.$B$15]/[.$B$2]*1000" office:value-type="float" office:value="10.8493608726111" calcext:value-type="float">
            <text:p>10.8493608726</text:p>
          </table:table-cell>
          <table:table-cell table:formula="of:=[.C5]-SUM([.C6:.C10])" office:value-type="float" office:value="3205780000" calcext:value-type="float">
            <text:p>320578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__3 GaussNewton <text:s text:c="4"/></text:p>
          </table:table-cell>
          <table:table-cell table:formula="of:=[.H37]/[.$B$15]/[.$B$2]*1000" office:value-type="float" office:value="12.7250144679353" calcext:value-type="float">
            <text:p>12.7250144679</text:p>
          </table:table-cell>
          <table:table-cell table:formula="of:=[.C11]" office:value-type="float" office:value="3760000000" calcext:value-type="float">
            <text:p>3760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_TCP <text:s text:c="15"/></text:p>
          </table:table-cell>
          <table:table-cell table:formula="of:=[.H38]/[.$B$15]/[.$B$2]*1000" office:value-type="float" office:value="29.1050862830436" calcext:value-type="float">
            <text:p>29.105086283</text:p>
          </table:table-cell>
          <table:table-cell table:formula="of:=[.C12]" office:value-type="float" office:value="8600000000" calcext:value-type="float">
            <text:p>86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06">
      <number:seconds number:style="long" number:decimal-places="4"/>
    </number:time-style>
    <number:number-style style:name="N107">
      <number:number number:decimal-places="0" number:min-integer-digits="4"/>
    </number:number-style>
    <number:number-style style:name="N108">
      <number:number number:decimal-places="0" number:min-integer-digits="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ryner</meta:initial-creator>
    <meta:creation-date>2015-06-28T23:42:34.607027656</meta:creation-date>
    <dc:date>2015-06-29T02:52:30.542004650</dc:date>
    <dc:creator>Samuel Bryner</dc:creator>
    <meta:editing-duration>PT3H21S</meta:editing-duration>
    <meta:editing-cycles>3</meta:editing-cycles>
    <meta:generator>LibreOffice/4.2.8.2$Linux_X86_64 LibreOffice_project/420$Build-2</meta:generator>
    <meta:document-statistic meta:table-count="3" meta:cell-count="2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1.594cm" svg:y="1.96cm" style:legend-expansion="high" chart:style-name="ch2"/>
        <chart:plot-area chart:style-name="ch3" chart:data-source-has-labels="both" svg:x="0.32cm" svg:y="0.18cm" svg:width="10.954cm" svg:height="8.64cm">
          <chartooo:coordinate-region svg:x="1.312cm" svg:y="0.379cm" svg:width="9.962cm" svg:height="7.794cm"/>
          <chart:axis chart:dimension="x" chart:name="primary-x" chart:style-name="ch4" chartooo:axis-type="auto">
            <chartooo:date-scale/>
            <chart:categories table:cell-range-address="local-table.$B$1:.$B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A$2" chart:class="chart:bar">
            <chart:data-point/>
          </chart:series>
          <chart:series chart:style-name="ch8" chart:values-cell-range-address="local-table.$B$3:.$B$3" chart:label-cell-address="local-table.$A$3" chart:class="chart:bar">
            <chart:data-point/>
          </chart:series>
          <chart:series chart:style-name="ch9" chart:values-cell-range-address="local-table.$B$4:.$B$4" chart:label-cell-address="local-table.$A$4" chart:class="chart:bar">
            <chart:data-point/>
          </chart:series>
          <chart:series chart:style-name="ch10" chart:values-cell-range-address="local-table.$B$5:.$B$5" chart:label-cell-address="local-table.$A$5" chart:class="chart:bar">
            <chart:data-point/>
          </chart:series>
          <chart:series chart:style-name="ch11" chart:values-cell-range-address="local-table.$B$6:.$B$6" chart:label-cell-address="local-table.$A$6" chart:class="chart:bar">
            <chart:data-point/>
          </chart:series>
          <chart:series chart:style-name="ch12" chart:values-cell-range-address="local-table.$B$7:.$B$7" chart:label-cell-address="local-table.$A$7" chart:class="chart:bar">
            <chart:data-point/>
          </chart:series>
          <chart:series chart:style-name="ch13" chart:values-cell-range-address="local-table.$B$8:.$B$8" chart:label-cell-address="local-table.$A$8" chart:class="chart:bar">
            <chart:data-point/>
          </chart:series>
          <chart:series chart:style-name="ch14" chart:values-cell-range-address="local-table.$B$9:.$B$9" chart:label-cell-address="local-table.$A$9" chart:class="chart:bar">
            <chart:data-point/>
          </chart:series>
          <chart:series chart:style-name="ch15" chart:values-cell-range-address="local-table.$B$10:.$B$10" chart:label-cell-address="local-table.$A$10" chart:class="chart:bar">
            <chart:data-point/>
          </chart:series>
          <chart:series chart:style-name="ch16" chart:values-cell-range-address="local-table.$B$11:.$B$11" chart:label-cell-address="local-table.$A$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eps (ms)</text:p>
              </table:table-cell>
            </table:table-row>
          </table:table-header-rows>
          <table:table-rows>
            <table:table-row>
              <table:table-cell office:value-type="string">
                <text:p>frame overhead</text:p>
              </table:table-cell>
              <table:table-cell office:value-type="float" office:value="744.496172966149">
                <text:p>744.496172966149</text:p>
              </table:table-cell>
            </table:table-row>
            <table:table-row>
              <table:table-cell office:value-type="string">
                <text:p>1__1 buildPyramids   </text:p>
              </table:table-cell>
              <table:table-cell office:value-type="float" office:value="44.1884320997396">
                <text:p>44.1884320997396</text:p>
              </table:table-cell>
            </table:table-row>
            <table:table-row>
              <table:table-cell office:value-type="string">
                <text:p>1__2__1 calcRotation </text:p>
              </table:table-cell>
              <table:table-cell office:value-type="float" office:value="0.0236723743391462">
                <text:p>0.0236723743391462</text:p>
              </table:table-cell>
            </table:table-row>
            <table:table-row>
              <table:table-cell office:value-type="string">
                <text:p>1__2__2 initJacobian </text:p>
              </table:table-cell>
              <table:table-cell office:value-type="float" office:value="0.230805649806676">
                <text:p>0.230805649806676</text:p>
              </table:table-cell>
            </table:table-row>
            <table:table-row>
              <table:table-cell office:value-type="string">
                <text:p>1__2__3 warping      </text:p>
              </table:table-cell>
              <table:table-cell office:value-type="float" office:value="56.8136984139509">
                <text:p>56.8136984139509</text:p>
              </table:table-cell>
            </table:table-row>
            <table:table-row>
              <table:table-cell office:value-type="string">
                <text:p>1__2__4 sampling     </text:p>
              </table:table-cell>
              <table:table-cell office:value-type="float" office:value="24.658723269944">
                <text:p>24.658723269944</text:p>
              </table:table-cell>
            </table:table-row>
            <table:table-row>
              <table:table-cell office:value-type="string">
                <text:p>1__2__5 warpJacobians</text:p>
              </table:table-cell>
              <table:table-cell office:value-type="float" office:value="520.792235461217">
                <text:p>520.792235461217</text:p>
              </table:table-cell>
            </table:table-row>
            <table:table-row>
              <table:table-cell office:value-type="string">
                <text:p>1__2__0 warp overhead</text:p>
              </table:table-cell>
              <table:table-cell office:value-type="float" office:value="210.232383808096">
                <text:p>210.232383808096</text:p>
              </table:table-cell>
            </table:table-row>
            <table:table-row>
              <table:table-cell office:value-type="string">
                <text:p>1__3 GaussNewton     </text:p>
              </table:table-cell>
              <table:table-cell office:value-type="float" office:value="90.7441016333938">
                <text:p>90.7441016333938</text:p>
              </table:table-cell>
            </table:table-row>
            <table:table-row>
              <table:table-cell office:value-type="string">
                <text:p>2_TCP                </text:p>
              </table:table-cell>
              <table:table-cell office:value-type="float" office:value="131.776217154581">
                <text:p>131.776217154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594cm" svg:y="1.96cm" style:legend-expansion="high" chart:style-name="ch2"/>
        <chart:plot-area chart:style-name="ch3" table:cell-range-address="fastest_p32_noimg.F28:fastest_p32_noimg.G38" chart:data-source-has-labels="both" svg:x="0.32cm" svg:y="0.18cm" svg:width="10.954cm" svg:height="8.64cm">
          <chartooo:coordinate-region svg:x="1.127cm" svg:y="0.379cm" svg:width="10.147cm" svg:height="7.794cm"/>
          <chart:axis chart:dimension="x" chart:name="primary-x" chart:style-name="ch4" chartooo:axis-type="auto">
            <chartooo:date-scale/>
            <chart:categories table:cell-range-address="fastest_p32_noimg.G28:fastest_p32_noimg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astest_p32_noimg.G29:fastest_p32_noimg.G29" chart:label-cell-address="fastest_p32_noimg.F29:fastest_p32_noimg.F29" chart:class="chart:bar">
            <chart:data-point/>
          </chart:series>
          <chart:series chart:style-name="ch8" chart:values-cell-range-address="fastest_p32_noimg.G30:fastest_p32_noimg.G30" chart:label-cell-address="fastest_p32_noimg.F30:fastest_p32_noimg.F30" chart:class="chart:bar">
            <chart:data-point/>
          </chart:series>
          <chart:series chart:style-name="ch9" chart:values-cell-range-address="fastest_p32_noimg.G31:fastest_p32_noimg.G31" chart:label-cell-address="fastest_p32_noimg.F31:fastest_p32_noimg.F31" chart:class="chart:bar">
            <chart:data-point/>
          </chart:series>
          <chart:series chart:style-name="ch10" chart:values-cell-range-address="fastest_p32_noimg.G32:fastest_p32_noimg.G32" chart:label-cell-address="fastest_p32_noimg.F32:fastest_p32_noimg.F32" chart:class="chart:bar">
            <chart:data-point/>
          </chart:series>
          <chart:series chart:style-name="ch11" chart:values-cell-range-address="fastest_p32_noimg.G33:fastest_p32_noimg.G33" chart:label-cell-address="fastest_p32_noimg.F33:fastest_p32_noimg.F33" chart:class="chart:bar">
            <chart:data-point/>
          </chart:series>
          <chart:series chart:style-name="ch12" chart:values-cell-range-address="fastest_p32_noimg.G34:fastest_p32_noimg.G34" chart:label-cell-address="fastest_p32_noimg.F34:fastest_p32_noimg.F34" chart:class="chart:bar">
            <chart:data-point/>
          </chart:series>
          <chart:series chart:style-name="ch13" chart:values-cell-range-address="fastest_p32_noimg.G35:fastest_p32_noimg.G35" chart:label-cell-address="fastest_p32_noimg.F35:fastest_p32_noimg.F35" chart:class="chart:bar">
            <chart:data-point/>
          </chart:series>
          <chart:series chart:style-name="ch14" chart:values-cell-range-address="fastest_p32_noimg.G36:fastest_p32_noimg.G36" chart:label-cell-address="fastest_p32_noimg.F36:fastest_p32_noimg.F36" chart:class="chart:bar">
            <chart:data-point/>
          </chart:series>
          <chart:series chart:style-name="ch15" chart:values-cell-range-address="fastest_p32_noimg.G37:fastest_p32_noimg.G37" chart:label-cell-address="fastest_p32_noimg.F37:fastest_p32_noimg.F37" chart:class="chart:bar">
            <chart:data-point/>
          </chart:series>
          <chart:series chart:style-name="ch16" chart:values-cell-range-address="fastest_p32_noimg.G38:fastest_p32_noimg.G38" chart:label-cell-address="fastest_p32_noimg.F38:fastest_p32_noimg.F38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eps (ms)</text:p>
                <draw:g>
                  <svg:desc>fastest_p32_noimg.G28:fastest_p32_noimg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me overhead</text:p>
                <draw:g>
                  <svg:desc>fastest_p32_noimg.F29:fastest_p32_noimg.F29</svg:desc>
                </draw:g>
              </table:table-cell>
              <table:table-cell office:value-type="float" office:value="224.831404522458">
                <text:p>224.831404522458</text:p>
                <draw:g>
                  <svg:desc>fastest_p32_noimg.G29:fastest_p32_noimg.G29</svg:desc>
                </draw:g>
              </table:table-cell>
            </table:table-row>
            <table:table-row>
              <table:table-cell office:value-type="string">
                <text:p>1__1 buildPyramids   </text:p>
                <draw:g>
                  <svg:desc>fastest_p32_noimg.F30:fastest_p32_noimg.F30</svg:desc>
                </draw:g>
              </table:table-cell>
              <table:table-cell office:value-type="float" office:value="82.5429981638394">
                <text:p>82.5429981638394</text:p>
                <draw:g>
                  <svg:desc>fastest_p32_noimg.G30:fastest_p32_noimg.G30</svg:desc>
                </draw:g>
              </table:table-cell>
            </table:table-row>
            <table:table-row>
              <table:table-cell office:value-type="string">
                <text:p>1__2__1 calcRotation </text:p>
                <draw:g>
                  <svg:desc>fastest_p32_noimg.F31:fastest_p32_noimg.F31</svg:desc>
                </draw:g>
              </table:table-cell>
              <table:table-cell office:value-type="float" office:value="0.0159470826384561">
                <text:p>0.0159470826384561</text:p>
                <draw:g>
                  <svg:desc>fastest_p32_noimg.G31:fastest_p32_noimg.G31</svg:desc>
                </draw:g>
              </table:table-cell>
            </table:table-row>
            <table:table-row>
              <table:table-cell office:value-type="string">
                <text:p>1__2__2 initJacobian </text:p>
                <draw:g>
                  <svg:desc>fastest_p32_noimg.F32:fastest_p32_noimg.F32</svg:desc>
                </draw:g>
              </table:table-cell>
              <table:table-cell office:value-type="float" office:value="0.060643835385678">
                <text:p>0.060643835385678</text:p>
                <draw:g>
                  <svg:desc>fastest_p32_noimg.G32:fastest_p32_noimg.G32</svg:desc>
                </draw:g>
              </table:table-cell>
            </table:table-row>
            <table:table-row>
              <table:table-cell office:value-type="string">
                <text:p>1__2__3 warping      </text:p>
                <draw:g>
                  <svg:desc>fastest_p32_noimg.F33:fastest_p32_noimg.F33</svg:desc>
                </draw:g>
              </table:table-cell>
              <table:table-cell office:value-type="float" office:value="22.3483763736109">
                <text:p>22.3483763736109</text:p>
                <draw:g>
                  <svg:desc>fastest_p32_noimg.G33:fastest_p32_noimg.G33</svg:desc>
                </draw:g>
              </table:table-cell>
            </table:table-row>
            <table:table-row>
              <table:table-cell office:value-type="string">
                <text:p>1__2__4 sampling     </text:p>
                <draw:g>
                  <svg:desc>fastest_p32_noimg.F34:fastest_p32_noimg.F34</svg:desc>
                </draw:g>
              </table:table-cell>
              <table:table-cell office:value-type="float" office:value="2.27414382696292">
                <text:p>2.27414382696292</text:p>
                <draw:g>
                  <svg:desc>fastest_p32_noimg.G34:fastest_p32_noimg.G34</svg:desc>
                </draw:g>
              </table:table-cell>
            </table:table-row>
            <table:table-row>
              <table:table-cell office:value-type="string">
                <text:p>1__2__5 warpJacobians</text:p>
                <draw:g>
                  <svg:desc>fastest_p32_noimg.F35:fastest_p32_noimg.F35</svg:desc>
                </draw:g>
              </table:table-cell>
              <table:table-cell office:value-type="float" office:value="30.4903727911325">
                <text:p>30.4903727911325</text:p>
                <draw:g>
                  <svg:desc>fastest_p32_noimg.G35:fastest_p32_noimg.G35</svg:desc>
                </draw:g>
              </table:table-cell>
            </table:table-row>
            <table:table-row>
              <table:table-cell office:value-type="string">
                <text:p>1__2__0 warp overhead</text:p>
                <draw:g>
                  <svg:desc>fastest_p32_noimg.F36:fastest_p32_noimg.F36</svg:desc>
                </draw:g>
              </table:table-cell>
              <table:table-cell office:value-type="float" office:value="43.6375070891521">
                <text:p>43.6375070891521</text:p>
                <draw:g>
                  <svg:desc>fastest_p32_noimg.G36:fastest_p32_noimg.G36</svg:desc>
                </draw:g>
              </table:table-cell>
            </table:table-row>
            <table:table-row>
              <table:table-cell office:value-type="string">
                <text:p>1__3 GaussNewton     </text:p>
                <draw:g>
                  <svg:desc>fastest_p32_noimg.F37:fastest_p32_noimg.F37</svg:desc>
                </draw:g>
              </table:table-cell>
              <table:table-cell office:value-type="float" office:value="28.0758497155916">
                <text:p>28.0758497155916</text:p>
                <draw:g>
                  <svg:desc>fastest_p32_noimg.G37:fastest_p32_noimg.G37</svg:desc>
                </draw:g>
              </table:table-cell>
            </table:table-row>
            <table:table-row>
              <table:table-cell office:value-type="string">
                <text:p>2_TCP                </text:p>
                <draw:g>
                  <svg:desc>fastest_p32_noimg.F38:fastest_p32_noimg.F38</svg:desc>
                </draw:g>
              </table:table-cell>
              <table:table-cell office:value-type="float" office:value="6.51359713401726">
                <text:p>6.51359713401726</text:p>
                <draw:g>
                  <svg:desc>fastest_p32_noimg.G38:fastest_p32_noimg.G3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594cm" svg:y="1.96cm" style:legend-expansion="high" chart:style-name="ch2"/>
        <chart:plot-area chart:style-name="ch3" table:cell-range-address="fastest_p32_denser.F28:fastest_p32_denser.G38" chart:data-source-has-labels="both" svg:x="0.32cm" svg:y="0.18cm" svg:width="10.954cm" svg:height="8.64cm">
          <chartooo:coordinate-region svg:x="1.127cm" svg:y="0.379cm" svg:width="10.147cm" svg:height="7.794cm"/>
          <chart:axis chart:dimension="x" chart:name="primary-x" chart:style-name="ch4" chartooo:axis-type="auto">
            <chartooo:date-scale/>
            <chart:categories table:cell-range-address="fastest_p32_denser.G28:fastest_p32_denser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astest_p32_denser.G29:fastest_p32_denser.G29" chart:label-cell-address="fastest_p32_denser.F29:fastest_p32_denser.F29" chart:class="chart:bar">
            <chart:data-point/>
          </chart:series>
          <chart:series chart:style-name="ch8" chart:values-cell-range-address="fastest_p32_denser.G30:fastest_p32_denser.G30" chart:label-cell-address="fastest_p32_denser.F30:fastest_p32_denser.F30" chart:class="chart:bar">
            <chart:data-point/>
          </chart:series>
          <chart:series chart:style-name="ch9" chart:values-cell-range-address="fastest_p32_denser.G31:fastest_p32_denser.G31" chart:label-cell-address="fastest_p32_denser.F31:fastest_p32_denser.F31" chart:class="chart:bar">
            <chart:data-point/>
          </chart:series>
          <chart:series chart:style-name="ch10" chart:values-cell-range-address="fastest_p32_denser.G32:fastest_p32_denser.G32" chart:label-cell-address="fastest_p32_denser.F32:fastest_p32_denser.F32" chart:class="chart:bar">
            <chart:data-point/>
          </chart:series>
          <chart:series chart:style-name="ch11" chart:values-cell-range-address="fastest_p32_denser.G33:fastest_p32_denser.G33" chart:label-cell-address="fastest_p32_denser.F33:fastest_p32_denser.F33" chart:class="chart:bar">
            <chart:data-point/>
          </chart:series>
          <chart:series chart:style-name="ch12" chart:values-cell-range-address="fastest_p32_denser.G34:fastest_p32_denser.G34" chart:label-cell-address="fastest_p32_denser.F34:fastest_p32_denser.F34" chart:class="chart:bar">
            <chart:data-point/>
          </chart:series>
          <chart:series chart:style-name="ch13" chart:values-cell-range-address="fastest_p32_denser.G35:fastest_p32_denser.G35" chart:label-cell-address="fastest_p32_denser.F35:fastest_p32_denser.F35" chart:class="chart:bar">
            <chart:data-point/>
          </chart:series>
          <chart:series chart:style-name="ch14" chart:values-cell-range-address="fastest_p32_denser.G36:fastest_p32_denser.G36" chart:label-cell-address="fastest_p32_denser.F36:fastest_p32_denser.F36" chart:class="chart:bar">
            <chart:data-point/>
          </chart:series>
          <chart:series chart:style-name="ch15" chart:values-cell-range-address="fastest_p32_denser.G37:fastest_p32_denser.G37" chart:label-cell-address="fastest_p32_denser.F37:fastest_p32_denser.F37" chart:class="chart:bar">
            <chart:data-point/>
          </chart:series>
          <chart:series chart:style-name="ch16" chart:values-cell-range-address="fastest_p32_denser.G38:fastest_p32_denser.G38" chart:label-cell-address="fastest_p32_denser.F38:fastest_p32_denser.F38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eps (ms)</text:p>
                <draw:g>
                  <svg:desc>fastest_p32_denser.G28:fastest_p32_denser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me overhead</text:p>
                <draw:g>
                  <svg:desc>fastest_p32_denser.F29:fastest_p32_denser.F29</svg:desc>
                </draw:g>
              </table:table-cell>
              <table:table-cell office:value-type="float" office:value="98.9572933623482">
                <text:p>98.9572933623482</text:p>
                <draw:g>
                  <svg:desc>fastest_p32_denser.G29:fastest_p32_denser.G29</svg:desc>
                </draw:g>
              </table:table-cell>
            </table:table-row>
            <table:table-row>
              <table:table-cell office:value-type="string">
                <text:p>1__1 buildPyramids   </text:p>
                <draw:g>
                  <svg:desc>fastest_p32_denser.F30:fastest_p32_denser.F30</svg:desc>
                </draw:g>
              </table:table-cell>
              <table:table-cell office:value-type="float" office:value="24.0286177453034">
                <text:p>24.0286177453034</text:p>
                <draw:g>
                  <svg:desc>fastest_p32_denser.G30:fastest_p32_denser.G30</svg:desc>
                </draw:g>
              </table:table-cell>
            </table:table-row>
            <table:table-row>
              <table:table-cell office:value-type="string">
                <text:p>1__2__1 calcRotation </text:p>
                <draw:g>
                  <svg:desc>fastest_p32_denser.F31:fastest_p32_denser.F31</svg:desc>
                </draw:g>
              </table:table-cell>
              <table:table-cell office:value-type="float" office:value="0.0186814042188838">
                <text:p>0.0186814042188838</text:p>
                <draw:g>
                  <svg:desc>fastest_p32_denser.G31:fastest_p32_denser.G31</svg:desc>
                </draw:g>
              </table:table-cell>
            </table:table-row>
            <table:table-row>
              <table:table-cell office:value-type="string">
                <text:p>1__2__2 initJacobian </text:p>
                <draw:g>
                  <svg:desc>fastest_p32_denser.F32:fastest_p32_denser.F32</svg:desc>
                </draw:g>
              </table:table-cell>
              <table:table-cell office:value-type="float" office:value="0.0632866411038273">
                <text:p>0.0632866411038273</text:p>
                <draw:g>
                  <svg:desc>fastest_p32_denser.G32:fastest_p32_denser.G32</svg:desc>
                </draw:g>
              </table:table-cell>
            </table:table-row>
            <table:table-row>
              <table:table-cell office:value-type="string">
                <text:p>1__2__3 warping      </text:p>
                <draw:g>
                  <svg:desc>fastest_p32_denser.F33:fastest_p32_denser.F33</svg:desc>
                </draw:g>
              </table:table-cell>
              <table:table-cell office:value-type="float" office:value="5.2118410320799">
                <text:p>5.2118410320799</text:p>
                <draw:g>
                  <svg:desc>fastest_p32_denser.G33:fastest_p32_denser.G33</svg:desc>
                </draw:g>
              </table:table-cell>
            </table:table-row>
            <table:table-row>
              <table:table-cell office:value-type="string">
                <text:p>1__2__4 sampling     </text:p>
                <draw:g>
                  <svg:desc>fastest_p32_denser.F34:fastest_p32_denser.F34</svg:desc>
                </draw:g>
              </table:table-cell>
              <table:table-cell office:value-type="float" office:value="4.36576294245654">
                <text:p>4.36576294245654</text:p>
                <draw:g>
                  <svg:desc>fastest_p32_denser.G34:fastest_p32_denser.G34</svg:desc>
                </draw:g>
              </table:table-cell>
            </table:table-row>
            <table:table-row>
              <table:table-cell office:value-type="string">
                <text:p>1__2__5 warpJacobians</text:p>
                <draw:g>
                  <svg:desc>fastest_p32_denser.F35:fastest_p32_denser.F35</svg:desc>
                </draw:g>
              </table:table-cell>
              <table:table-cell office:value-type="float" office:value="20.4412466453004">
                <text:p>20.4412466453004</text:p>
                <draw:g>
                  <svg:desc>fastest_p32_denser.G35:fastest_p32_denser.G35</svg:desc>
                </draw:g>
              </table:table-cell>
            </table:table-row>
            <table:table-row>
              <table:table-cell office:value-type="string">
                <text:p>1__2__0 warp overhead</text:p>
                <draw:g>
                  <svg:desc>fastest_p32_denser.F36:fastest_p32_denser.F36</svg:desc>
                </draw:g>
              </table:table-cell>
              <table:table-cell office:value-type="float" office:value="10.8493608726111">
                <text:p>10.8493608726111</text:p>
                <draw:g>
                  <svg:desc>fastest_p32_denser.G36:fastest_p32_denser.G36</svg:desc>
                </draw:g>
              </table:table-cell>
            </table:table-row>
            <table:table-row>
              <table:table-cell office:value-type="string">
                <text:p>1__3 GaussNewton     </text:p>
                <draw:g>
                  <svg:desc>fastest_p32_denser.F37:fastest_p32_denser.F37</svg:desc>
                </draw:g>
              </table:table-cell>
              <table:table-cell office:value-type="float" office:value="12.7250144679353">
                <text:p>12.7250144679353</text:p>
                <draw:g>
                  <svg:desc>fastest_p32_denser.G37:fastest_p32_denser.G37</svg:desc>
                </draw:g>
              </table:table-cell>
            </table:table-row>
            <table:table-row>
              <table:table-cell office:value-type="string">
                <text:p>2_TCP                </text:p>
                <draw:g>
                  <svg:desc>fastest_p32_denser.F38:fastest_p32_denser.F38</svg:desc>
                </draw:g>
              </table:table-cell>
              <table:table-cell office:value-type="float" office:value="29.1050862830436">
                <text:p>29.1050862830436</text:p>
                <draw:g>
                  <svg:desc>fastest_p32_denser.G38:fastest_p32_denser.G3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